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87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GATAv2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Miembro</text:p>
          </table:table-cell>
          <table:table-cell table:style-name="ce1" office:value-type="string" calcext:value-type="string">
            <text:p>Petición</text:p>
          </table:table-cell>
          <table:table-cell table:style-name="ce1" office:value-type="string" calcext:value-type="string">
            <text:p>2014-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renzo Varela Pairet</text:p>
          </table:table-cell>
          <table:table-cell table:style-name="ce3"/>
          <table:table-cell office:value-type="float" office:value="10.5" calcext:value-type="float">
            <text:p>10,5</text:p>
          </table:table-cell>
          <table:table-cell table:style-name="ce6" table:number-columns-repeated="1020"/>
        </table:table-row>
        <table:table-row table:style-name="ro1">
          <table:table-cell/>
          <table:table-cell office:value-type="string" calcext:value-type="string">
            <text:p>Trabajo #85534: R#10795-T#179-Gestión Seguimiento y Control del Proyect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bajo #100602: T#743 Tratamiento de datos de soporte y medición de ANS e indicadores</text:p>
          </table:table-cell>
          <table:table-cell office:value-type="float" office:value="8.5" calcext:value-type="float">
            <text:p>8,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ancisco Rodriguez Corredor</text:p>
          </table:table-cell>
          <table:table-cell table:style-name="ce3"/>
          <table:table-cell office:value-type="float" office:value="36.53" calcext:value-type="float">
            <text:p>36,5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bajo #85534: R#10795-T#179-Gestión Seguimiento y Control del Proyecto</text:p>
          </table:table-cell>
          <table:table-cell office:value-type="float" office:value="36.53" calcext:value-type="float">
            <text:p>36,53</text:p>
          </table:table-cell>
          <table:table-cell table:style-name="ce6" table:number-columns-repeated="1020"/>
        </table:table-row>
        <table:table-row table:style-name="ro1">
          <table:table-cell table:style-name="ce2" office:value-type="string" calcext:value-type="string">
            <text:p>Verónica Lara Expósito</text:p>
          </table:table-cell>
          <table:table-cell table:style-name="ce3"/>
          <table:table-cell office:value-type="float" office:value="26.5" calcext:value-type="float">
            <text:p>26,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bajo #85534: R#10795-T#179-Gestión Seguimiento y Control del Proyecto</text:p>
          </table:table-cell>
          <table:table-cell office:value-type="float" office:value="6.5" calcext:value-type="float">
            <text:p>6,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bajo #85527: R#10794-T#174-Soporte N3 vía NAOS</text:p>
          </table:table-cell>
          <table:table-cell office:value-type="float" office:value="4.75" calcext:value-type="float">
            <text:p>4,7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bajo #99562: T#631 - Liberar en Catálogo la versión 2.10.0</text:p>
          </table:table-cell>
          <table:table-cell office:value-type="float" office:value="0.75" calcext:value-type="float">
            <text:p>0,7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bajo #99563: T#632-Paso por CCI versión 2.10.1.0</text:p>
          </table:table-cell>
          <table:table-cell office:value-type="float" office:value="5.75" calcext:value-type="float">
            <text:p>5,7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bajo #100873: T#714-Crear Documentos de Notas de Versión 2.10.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bajo #101333: T#923-Dinamización de tickets NAOS</text:p>
          </table:table-cell>
          <table:table-cell office:value-type="float" office:value="7.75" calcext:value-type="float">
            <text:p>7,75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5"/>
          <table:table-cell table:style-name="ce4" table:formula="of:=SUM([.C2:.C13])/2" office:value-type="float" office:value="73.53" calcext:value-type="float">
            <text:p>73,53</text:p>
          </table:table-cell>
          <table:table-cell table:style-name="ce6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10:56:55.867589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rc </meta:initial-creator>
    <meta:creation-date>2014-07-02T08:46:11.040517913</meta:creation-date>
    <dc:date>2014-07-18T12:01:01.281007954</dc:date>
    <dc:creator>franrc </dc:creator>
    <meta:editing-duration>PT13M25S</meta:editing-duration>
    <meta:editing-cycles>5</meta:editing-cycles>
    <meta:generator>LibreOffice/4.2.4.2$Linux_X86_64 LibreOffice_project/420m0$Build-2</meta:generator>
    <meta:document-statistic meta:table-count="1" meta:cell-count="29" meta:object-count="0"/>
  </office:meta>
</office:document-meta>
</file>